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1aa4" officeooo:paragraph-rsid="00121a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• Uma documentação mínima que explique como você projetou sua solução, ou seja, as ideias para</text:p>
      <text:p text:style-name="Standard">chegar à solução do problema, incluindo a descrição do projeto das estruturas de dados.</text:p>
      <text:p text:style-name="Standard">• Uma análise de complexidade de pior caso usando a notação assintótica apropriada tanto para o custo</text:p>
      <text:p text:style-name="Standard">de tempo quanto de espaço.</text:p>
      <text:p text:style-name="Standard"/>
      <text:p text:style-name="Standard"><text:s/>--------- Patch Note -------------</text:p>
      <text:p text:style-name="P1">(Arquivo é em PDF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20:28:32.829019149</meta:creation-date>
    <dc:date>2020-09-07T20:29:40.150165888</dc:date>
    <meta:editing-duration>PT1M10S</meta:editing-duration>
    <meta:editing-cycles>1</meta:editing-cycles>
    <meta:document-statistic meta:table-count="0" meta:image-count="0" meta:object-count="0" meta:page-count="1" meta:paragraph-count="6" meta:word-count="60" meta:character-count="361" meta:non-whitespace-character-count="306"/>
    <meta:generator>LibreOffice/6.4.6.2$Linux_X86_64 LibreOffice_project/40$Build-2</meta:generator>
  </office:meta>
</office:document-meta>
</file>